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6cf29" officeooo:paragraph-rsid="0016cf29" style:font-weight-asian="bold" style:font-weight-complex="bold"/>
    </style:style>
    <style:style style:name="P2" style:family="paragraph" style:parent-style-name="Standard" style:list-style-name="L1">
      <style:text-properties style:text-underline-style="solid" style:text-underline-width="auto" style:text-underline-color="font-color" fo:font-weight="bold" officeooo:rsid="00180369" officeooo:paragraph-rsid="00180369"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80369" officeooo:paragraph-rsid="00180369" style:font-weight-asian="bold" style:font-weight-complex="bold"/>
    </style:style>
    <style:style style:name="P4" style:family="paragraph" style:parent-style-name="Standard" style:list-style-name="L1">
      <style:text-properties style:text-underline-style="solid" style:text-underline-width="auto" style:text-underline-color="font-color" fo:font-weight="bold" officeooo:rsid="0019651b" officeooo:paragraph-rsid="0019651b"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9651b" officeooo:paragraph-rsid="0019651b"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a1502" officeooo:paragraph-rsid="001a1502" style:font-weight-asian="bold" style:font-weight-complex="bold"/>
    </style:style>
    <style:style style:name="P7" style:family="paragraph" style:parent-style-name="Standard" style:list-style-name="L1">
      <style:text-properties officeooo:paragraph-rsid="0016cf29"/>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7087b" style:font-weight-asian="normal" style:font-weight-complex="normal"/>
    </style:style>
    <style:style style:name="T3" style:family="text">
      <style:text-properties style:text-underline-style="none" fo:font-weight="normal" officeooo:rsid="0016cf29"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dificaciones</text:p>
      <text:p text:style-name="P1"><text:span text:style-name="T1"/></text:p>
      <text:p text:style-name="P1"><text:span text:style-name="T1">Factorizar la función de reparación</text:span></text:p>
      <text:p text:style-name="P1"/>
      <text:p text:style-name="P1">Análisis</text:p>
      <text:p text:style-name="P1"><text:span text:style-name="T1"/></text:p>
      <text:list xml:id="list1108909008" text:style-name="L1">
        <text:list-item>
          <text:p text:style-name="P7"><text:span text:style-name="T3">Comparar los </text:span><text:span text:style-name="T2">operadores de cruce.</text:span></text:p>
        </text:list-item>
      </text:list>
      <text:p text:style-name="P1"><text:span text:style-name="T1"/></text:p>
      <text:p text:style-name="P1"><text:span text:style-name="T1">Hay que ver que los tiempos entre uniforme y posición son distintos. Los de uniforme son mayores debido al operadores de reparación. La diferencia es mayor en el AGG debido a que se realiza sobre una población mayor.</text:span></text:p>
      <text:p text:style-name="P1"><text:span text:style-name="T1"/></text:p>
      <text:p text:style-name="P1"><text:span text:style-name="T1">Hay que ver que los fitness entre uniforme y posición son distintos. Los de uniforme son mejores debido a que incluye información del problema en el cruce, en concreto en el operador de reparación; mientras que en el de posición se elige aleatoriamente, por esta razón con el de posición se obtienen mejores resultados en el AGG que en el AGE ya que se realiza sobre una mayor población y es más probable encontrar mejores soluciones. En el uniforme da igual el tamaño ya que con la información se obtiene buenas soluciones con poblaciones pequeñas.</text:span></text:p>
      <text:p text:style-name="P1"><text:span text:style-name="T1"/></text:p>
      <text:p text:style-name="P1"><text:span text:style-name="T1">Compara en el AGG, donde se verá que son tiempos muy distintos debido a la carga del operador de reparación.</text:span></text:p>
      <text:p text:style-name="P1"><text:span text:style-name="T1"/></text:p>
      <text:p text:style-name="P1"><text:span text:style-name="T1"/></text:p>
      <text:list xml:id="list181119775893151" text:continue-numbering="true" text:style-name="L1">
        <text:list-item>
          <text:p text:style-name="P2"><text:span text:style-name="T1">Comparar cual es la mejor combinación de modelo y cruce, obteniendo la división entre fitness y tiempo.</text:span></text:p>
        </text:list-item>
      </text:list>
      <text:p text:style-name="P3"><text:span text:style-name="T1"/></text:p>
      <text:list xml:id="list181118870152558" text:continue-numbering="true" text:style-name="L1">
        <text:list-item>
          <text:p text:style-name="P4"><text:span text:style-name="T1">Comparar la mejor combinación de modelo y cruce con los distintos AM</text:span></text:p>
        </text:list-item>
      </text:list>
      <text:p text:style-name="P5"><text:span text:style-name="T1"/></text:p>
      <text:p text:style-name="P5"><text:span text:style-name="T1">Ver como se mejora el tiempo en todos, y en alguno mejora el fitness</text:span></text:p>
      <text:p text:style-name="P5"><text:span text:style-name="T1"/></text:p>
      <text:list xml:id="list181120257050614" text:continue-numbering="true" text:style-name="L1">
        <text:list-item>
          <text:p text:style-name="P4"><text:span text:style-name="T1">Comparar entre los distintos AM</text:span></text:p>
        </text:list-item>
      </text:list>
      <text:p text:style-name="P5"><text:span text:style-name="T1"/></text:p>
      <text:p text:style-name="P6"><text:span text:style-name="T1">Ver como cambia el tiempo dependiendo del número de evaluaciones gastadas en la explotación.</text:span></text:p>
      <text:p text:style-name="P6"><text:span text:style-name="T1"/></text:p>
      <text:p text:style-name="P6"><text:span text:style-name="T1">Ver como cambia el fitness dependiendo de a que cromosomas se realiza la explotació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7T17:57:19.564042256</meta:creation-date>
    <dc:date>2021-05-07T18:11:18.353433147</dc:date>
    <meta:editing-duration>PT13M57S</meta:editing-duration>
    <meta:editing-cycles>5</meta:editing-cycles>
    <meta:generator>LibreOffice/6.4.7.2$Linux_X86_64 LibreOffice_project/40$Build-2</meta:generator>
    <meta:document-statistic meta:table-count="0" meta:image-count="0" meta:object-count="0" meta:page-count="1" meta:paragraph-count="13" meta:word-count="245" meta:character-count="1418" meta:non-whitespace-character-count="1190"/>
  </office:meta>
</office:document-meta>
</file>